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>
      <style:text-properties officeooo:rsid="00210c9f" officeooo:paragraph-rsid="00210c9f"/>
    </style:style>
    <style:style style:name="P7" style:family="paragraph" style:parent-style-name="Standard">
      <style:text-properties officeooo:rsid="0022d62b" officeooo:paragraph-rsid="0022d62b"/>
    </style:style>
    <style:style style:name="P8" style:family="paragraph" style:parent-style-name="Standard">
      <style:text-properties officeooo:rsid="00243813" officeooo:paragraph-rsid="00243813"/>
    </style:style>
    <style:style style:name="P9" style:family="paragraph" style:parent-style-name="Standard">
      <style:text-properties officeooo:rsid="0026f7f3" officeooo:paragraph-rsid="0026f7f3"/>
    </style:style>
    <style:style style:name="P10" style:family="paragraph" style:parent-style-name="Standard">
      <style:text-properties officeooo:rsid="00291a27" officeooo:paragraph-rsid="00291a27"/>
    </style:style>
    <style:style style:name="P11" style:family="paragraph" style:parent-style-name="Standard">
      <style:text-properties officeooo:rsid="002d3032" officeooo:paragraph-rsid="002d3032"/>
    </style:style>
    <style:style style:name="P12" style:family="paragraph" style:parent-style-name="Standard">
      <style:text-properties officeooo:rsid="00326ece" officeooo:paragraph-rsid="00326ece"/>
    </style:style>
    <style:style style:name="P13" style:family="paragraph" style:parent-style-name="Standard">
      <style:text-properties officeooo:rsid="003b182b" officeooo:paragraph-rsid="003b182b"/>
    </style:style>
    <style:style style:name="P14" style:family="paragraph" style:parent-style-name="Standard">
      <style:text-properties officeooo:rsid="003b4905" officeooo:paragraph-rsid="003b4905"/>
    </style:style>
    <style:style style:name="P15" style:family="paragraph" style:parent-style-name="Standard">
      <style:text-properties officeooo:rsid="003cd778" officeooo:paragraph-rsid="003cd778"/>
    </style:style>
    <style:style style:name="P16" style:family="paragraph" style:parent-style-name="Standard">
      <style:text-properties officeooo:rsid="003e4332" officeooo:paragraph-rsid="003e4332"/>
    </style:style>
    <style:style style:name="P17" style:family="paragraph" style:parent-style-name="Standard">
      <style:text-properties officeooo:rsid="003e56d8" officeooo:paragraph-rsid="003e56d8"/>
    </style:style>
    <style:style style:name="P18" style:family="paragraph" style:parent-style-name="Standard">
      <style:paragraph-properties fo:break-before="page"/>
      <style:text-properties officeooo:rsid="00210c9f" officeooo:paragraph-rsid="00210c9f"/>
    </style:style>
    <style:style style:name="P19" style:family="paragraph" style:parent-style-name="Standard">
      <style:paragraph-properties fo:break-before="page"/>
      <style:text-properties officeooo:rsid="002d3032" officeooo:paragraph-rsid="002d3032"/>
    </style:style>
    <style:style style:name="P20" style:family="paragraph" style:parent-style-name="Standard">
      <style:paragraph-properties fo:break-before="page"/>
      <style:text-properties officeooo:rsid="003b4905" officeooo:paragraph-rsid="003b4905"/>
    </style:style>
    <style:style style:name="P21" style:family="paragraph" style:parent-style-name="Standard" style:list-style-name="L1">
      <style:text-properties officeooo:rsid="001874f1" officeooo:paragraph-rsid="001874f1"/>
    </style:style>
    <style:style style:name="P22" style:family="paragraph" style:parent-style-name="Standard" style:list-style-name="L2">
      <style:text-properties officeooo:rsid="00129bf2" officeooo:paragraph-rsid="00194993"/>
    </style:style>
    <style:style style:name="P23" style:family="paragraph" style:parent-style-name="Standard" style:list-style-name="L2">
      <style:text-properties officeooo:rsid="00194993" officeooo:paragraph-rsid="00194993"/>
    </style:style>
    <style:style style:name="P24" style:family="paragraph" style:parent-style-name="Standard" style:list-style-name="L2">
      <style:text-properties officeooo:rsid="00194993" officeooo:paragraph-rsid="001eaadc"/>
    </style:style>
    <style:style style:name="P25" style:family="paragraph" style:parent-style-name="Standard" style:list-style-name="L2">
      <style:text-properties officeooo:rsid="00194993" officeooo:paragraph-rsid="001b3339"/>
    </style:style>
    <style:style style:name="P26" style:family="paragraph" style:parent-style-name="Standard" style:list-style-name="L2">
      <style:text-properties officeooo:rsid="001b3339" officeooo:paragraph-rsid="00194993"/>
    </style:style>
    <style:style style:name="P27" style:family="paragraph" style:parent-style-name="Standard" style:list-style-name="L2">
      <style:text-properties officeooo:rsid="001b3339" officeooo:paragraph-rsid="001b3339"/>
    </style:style>
    <style:style style:name="P28" style:family="paragraph" style:parent-style-name="Standard" style:list-style-name="L2">
      <style:text-properties officeooo:rsid="001b3339" officeooo:paragraph-rsid="001eaadc"/>
    </style:style>
    <style:style style:name="P29" style:family="paragraph" style:parent-style-name="Standard" style:list-style-name="L2">
      <style:text-properties officeooo:rsid="001d7e20" officeooo:paragraph-rsid="001d7e20"/>
    </style:style>
    <style:style style:name="P30" style:family="paragraph" style:parent-style-name="Standard" style:list-style-name="L2">
      <style:text-properties officeooo:rsid="001eaadc" officeooo:paragraph-rsid="001eaadc"/>
    </style:style>
    <style:style style:name="P31" style:family="paragraph" style:parent-style-name="Standard" style:list-style-name="L2">
      <style:text-properties officeooo:rsid="00207efa" officeooo:paragraph-rsid="00207efa"/>
    </style:style>
    <style:style style:name="P32" style:family="paragraph" style:parent-style-name="Standard" style:list-style-name="L2">
      <style:text-properties officeooo:rsid="00210c9f" officeooo:paragraph-rsid="00210c9f"/>
    </style:style>
    <style:style style:name="P33" style:family="paragraph" style:parent-style-name="Standard" style:list-style-name="L3">
      <style:text-properties officeooo:rsid="0022d62b" officeooo:paragraph-rsid="0022d62b"/>
    </style:style>
    <style:style style:name="P34" style:family="paragraph" style:parent-style-name="Standard" style:list-style-name="L3">
      <style:text-properties officeooo:rsid="00236313" officeooo:paragraph-rsid="00236313"/>
    </style:style>
    <style:style style:name="P35" style:family="paragraph" style:parent-style-name="Standard" style:list-style-name="L3">
      <style:text-properties officeooo:rsid="00243813" officeooo:paragraph-rsid="00243813"/>
    </style:style>
    <style:style style:name="P36" style:family="paragraph" style:parent-style-name="Standard" style:list-style-name="L4">
      <style:text-properties officeooo:rsid="0026f7f3" officeooo:paragraph-rsid="0026f7f3"/>
    </style:style>
    <style:style style:name="P37" style:family="paragraph" style:parent-style-name="Standard" style:list-style-name="L4">
      <style:text-properties officeooo:rsid="00288064" officeooo:paragraph-rsid="00288064"/>
    </style:style>
    <style:style style:name="P38" style:family="paragraph" style:parent-style-name="Standard" style:list-style-name="L4">
      <style:text-properties officeooo:rsid="00291a27" officeooo:paragraph-rsid="00291a27"/>
    </style:style>
    <style:style style:name="P39" style:family="paragraph" style:parent-style-name="Standard" style:list-style-name="L5">
      <style:text-properties officeooo:rsid="00291a27" officeooo:paragraph-rsid="00291a27"/>
    </style:style>
    <style:style style:name="P40" style:family="paragraph" style:parent-style-name="Standard" style:list-style-name="L6">
      <style:text-properties officeooo:rsid="002d3032" officeooo:paragraph-rsid="002d3032"/>
    </style:style>
    <style:style style:name="P41" style:family="paragraph" style:parent-style-name="Standard" style:list-style-name="L7">
      <style:text-properties officeooo:rsid="002d3032" officeooo:paragraph-rsid="002d3032"/>
    </style:style>
    <style:style style:name="P42" style:family="paragraph" style:parent-style-name="Standard" style:list-style-name="L7">
      <style:text-properties officeooo:rsid="0032da20" officeooo:paragraph-rsid="0032da20"/>
    </style:style>
    <style:style style:name="P43" style:family="paragraph" style:parent-style-name="Standard" style:list-style-name="L7">
      <style:text-properties officeooo:rsid="0033c5d7" officeooo:paragraph-rsid="0033c5d7"/>
    </style:style>
    <style:style style:name="P44" style:family="paragraph" style:parent-style-name="Standard" style:list-style-name="L7">
      <style:text-properties officeooo:rsid="00326ece" officeooo:paragraph-rsid="00326ece"/>
    </style:style>
    <style:style style:name="P45" style:family="paragraph" style:parent-style-name="Standard" style:list-style-name="L8">
      <style:text-properties officeooo:rsid="003cd778" officeooo:paragraph-rsid="003cd778"/>
    </style:style>
    <style:style style:name="P46" style:family="paragraph" style:parent-style-name="Standard" style:list-style-name="L9">
      <style:text-properties officeooo:rsid="003e56d8" officeooo:paragraph-rsid="003e56d8"/>
    </style:style>
    <style:style style:name="P47" style:family="paragraph" style:parent-style-name="Standard">
      <style:text-properties officeooo:rsid="003e56d8" officeooo:paragraph-rsid="003e56d8"/>
    </style:style>
    <style:style style:name="P48" style:family="paragraph" style:parent-style-name="Standard" style:list-style-name="L9">
      <style:text-properties officeooo:rsid="003e64df" officeooo:paragraph-rsid="003e64df"/>
    </style:style>
    <style:style style:name="P49" style:family="paragraph" style:parent-style-name="Standard" style:list-style-name="L9">
      <style:text-properties officeooo:rsid="00405d58" officeooo:paragraph-rsid="00405d58"/>
    </style:style>
    <style:style style:name="P50" style:family="paragraph" style:parent-style-name="Standard" style:list-style-name="L9">
      <style:text-properties officeooo:rsid="0040c116" officeooo:paragraph-rsid="0040c116"/>
    </style:style>
    <style:style style:name="P51" style:family="paragraph" style:parent-style-name="Standard" style:list-style-name="L9">
      <style:text-properties officeooo:rsid="004105d2" officeooo:paragraph-rsid="004105d2"/>
    </style:style>
    <style:style style:name="P52" style:family="paragraph" style:parent-style-name="Standard">
      <style:text-properties officeooo:rsid="004105d2" officeooo:paragraph-rsid="004105d2"/>
    </style:style>
    <style:style style:name="P53" style:family="paragraph" style:parent-style-name="Standard" style:list-style-name="L10">
      <style:text-properties officeooo:rsid="004105d2" officeooo:paragraph-rsid="004105d2"/>
    </style:style>
    <style:style style:name="P54" style:family="paragraph" style:parent-style-name="Standard">
      <style:text-properties officeooo:rsid="003e4332" officeooo:paragraph-rsid="003e4332"/>
    </style:style>
    <style:style style:name="P55" style:family="paragraph" style:parent-style-name="Standard" style:list-style-name="L10">
      <style:text-properties officeooo:rsid="00459b69" officeooo:paragraph-rsid="00459b69"/>
    </style:style>
    <style:style style:name="P56" style:family="paragraph" style:parent-style-name="Standard">
      <style:paragraph-properties fo:break-before="page"/>
      <style:text-properties officeooo:rsid="003e56d8" officeooo:paragraph-rsid="003e56d8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25ba92"/>
    </style:style>
    <style:style style:name="T5" style:family="text">
      <style:text-properties officeooo:rsid="002bcb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2da20"/>
    </style:style>
    <style:style style:name="T8" style:family="text">
      <style:text-properties officeooo:rsid="003b182b"/>
    </style:style>
    <style:style style:name="T9" style:family="text">
      <style:text-properties officeooo:rsid="003e64df"/>
    </style:style>
    <style:style style:name="T10" style:family="text">
      <style:text-properties officeooo:rsid="0040c116"/>
    </style:style>
    <style:style style:name="T11" style:family="text">
      <style:text-properties officeooo:rsid="004105d2"/>
    </style:style>
    <style:style style:name="T12" style:family="text">
      <style:text-properties officeooo:rsid="00415f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6116182706097776686" text:style-name="L1">
        <text:list-item>
          <text:p text:style-name="P21">L’art de diriger la cité, de gouverner l’État</text:p>
        </text:list-item>
        <text:list-item>
          <text:p text:style-name="P21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8229648675495489233" text:style-name="L2">
        <text:list-item>
          <text:p text:style-name="P22">Le thème principal est l’ordre</text:p>
        </text:list-item>
        <text:list-item>
          <text:p text:style-name="P23">La thèse principale : Il y a 3 ordres</text:p>
          <text:list>
            <text:list-item>
              <text:p text:style-name="P23">L’ordre des corps, de la chair</text:p>
            </text:list-item>
            <text:list-item>
              <text:p text:style-name="P23">L’ordre de l’esprit, du spirituel</text:p>
            </text:list-item>
            <text:list-item>
              <text:p text:style-name="P23">L’ordre de la charité, de la sagesse</text:p>
            </text:list-item>
          </text:list>
          <text:p text:style-name="P23"/>
        </text:list-item>
        <text:list-item>
          <text:p text:style-name="P23">1<text:span text:style-name="T1">er</text:span> paragraphe</text:p>
          <text:list>
            <text:list-item>
              <text:p text:style-name="P23">figurer = représenter</text:p>
            </text:list-item>
            <text:list-item>
              <text:p text:style-name="P23">Il n’y a pas de rapports entre les ordres, et il y a une plus grande différence entre les corps et l’esprit qu’entre l’esprit et la charité</text:p>
            </text:list-item>
          </text:list>
          <text:p text:style-name="P26"/>
        </text:list-item>
        <text:list-item>
          <text:p text:style-name="P27"><text:span text:style-name="T3">H</text:span>étérogénéité entre les ordres</text:p>
          <text:list>
            <text:list-header>
              <text:p text:style-name="P27">Cette image des ordres a une origine géométrique</text:p>
              <text:list>
                <text:list-header>
                  <text:p text:style-name="P29">Il n’y a pas de commune mesure entre la ligne et la surface et entre la surface et le volume</text:p>
                  <text:p text:style-name="P29">De même, il n’y a pas de commune mesure entre un ordre et un autre</text:p>
                  <text:list>
                    <text:list-header>
                      <text:p text:style-name="P30">Ils sont incommensurables</text:p>
                    </text:list-header>
                  </text:list>
                </text:list-header>
              </text:list>
              <text:p text:style-name="P31">Développer ses compétences dans un ordre n’aura aucune influence sur nos compétences dans les autres ordres</text:p>
            </text:list-header>
          </text:list>
        </text:list-item>
        <text:list-item>
          <text:p text:style-name="P30">Hiérarchie des ordres</text:p>
          <text:list>
            <text:list-item>
              <text:p text:style-name="P24">L’ordre des corps, c’est ce qui appartient à tout ce qui est visible</text:p>
              <text:list>
                <text:list-header>
                  <text:p text:style-name="P25"><text:span text:style-name="T2">T</text:span>out ce qui concerne la puissance matérielle (richesse) et temporelle (politique)</text:p>
                  <text:p text:style-name="P23">Les grands de chair, c’est tous ceux qui ont une puissance visible et qui la manifestent</text:p>
                </text:list-header>
              </text:list>
              <text:p text:style-name="P23">L’ordre de l’esprit, ça renvoie au domaine intellectuel</text:p>
              <text:list text:continue-numbering="true">
                <text:list-header>
                  <text:p text:style-name="P23">Exemple : Archimède, qui a brillé dans le domaine intellectuel</text:p>
                </text:list-header>
              </text:list>
              <text:p text:style-name="P23">L’ordre de la charité, <text:span text:style-name="T2">ça renvoie à l’amour</text:span></text:p>
              <text:list text:continue-numbering="true">
                <text:list-header>
                  <text:p text:style-name="P28">Dans la théologie chrétienne, la charité est une vertu théologale (une vertu par Dieu et pour Dieu)</text:p>
                </text:list-header>
              </text:list>
            </text:list-item>
            <text:list-item>
              <text:p text:style-name="P30">Corps &lt; Esprit &lt; Charité</text:p>
            </text:list-item>
            <text:list-item>
              <text:p text:style-name="P30">Les ordres subordonnés ne voient pas les ordres supérieurs</text:p>
              <text:list>
                <text:list-item>
                  <text:p text:style-name="P30">Objection : On peut appartenir à plusieurs ordres</text:p>
                </text:list-item>
                <text:list-item>
                  <text:p text:style-name="P32">Les ordres supérieurs ne sont pas totalement invisibles aux ordres subordonnés</text:p>
                  <text:p text:style-name="P32">Paragraphe 12</text:p>
                </text:list-item>
              </text:list>
            </text:list-item>
          </text:list>
          <text:p text:style-name="P32"/>
        </text:list-item>
        <text:list-item>
          <text:p text:style-name="P32">La foi n’est pas un don de raisonnement mais un don de Dieu</text:p>
        </text:list-item>
      </text:list>
      <text:p text:style-name="P6"/>
      <text:p text:style-name="P18"/>
      <text:p text:style-name="P7">Pensée<text:span text:style-name="T4">s</text:span> 58 (332) (p.50)</text:p>
      <text:p text:style-name="P7"/>
      <text:p text:style-name="P9">1<text:span text:style-name="T1">re</text:span> pensée</text:p>
      <text:list xml:id="list3974519938752068252" text:style-name="L3">
        <text:list-item>
          <text:p text:style-name="P33">« La Tyrannie consiste au désir de domination universel et hors de son ordre. »</text:p>
          <text:p text:style-name="P34">→ C’est le désir qui est universel</text:p>
          <text:list>
            <text:list-header>
              <text:p text:style-name="P34">Interprétations :</text:p>
              <text:list>
                <text:list-item>
                  <text:p text:style-name="P34">Tout le monde veut dominer hors de son ordre</text:p>
                </text:list-item>
                <text:list-item>
                  <text:p text:style-name="P34">Le désir serait de régner dans tous les ordres</text:p>
                </text:list-item>
              </text:list>
              <text:p text:style-name="P34">C’est le fait de vouloir dominer dans d’autres ordres mais avec des moyens qui ne sont pas ceux de ces autres ordres</text:p>
              <text:p text:style-name="P34"/>
            </text:list-header>
          </text:list>
        </text:list-item>
        <text:list-item>
          <text:p text:style-name="P35">« Et quelquefois ils se rencontrent et le fort et le beau se battent sottement à qui sera le maître l’un de l’autre, car leur maîtrise est de divers genre. Ils ne s’entendent pas. Et leur faute est de vouloir régner partout. »</text:p>
          <text:list>
            <text:list-item>
              <text:p text:style-name="P35">Le beau dirait « je suis plus fort que toi car je suis beau et pas toi »</text:p>
              <text:p text:style-name="P35">Le fort dirait de même mais avec la force</text:p>
              <text:list>
                <text:list-header>
                  <text:p text:style-name="P35">Tous deux ont raison dans l’ordre de chacun</text:p>
                  <text:p text:style-name="P35">Mais tous deux veulent imposer leur force de leur domaine dans le domaine de l’autre</text:p>
                </text:list-header>
              </text:list>
            </text:list-item>
          </text:list>
          <text:p text:style-name="P35">« Rien ne le peut, non pas même la force : elle ne fait rien au royaume des savants, elle n’est maîtresse que des actions extérieures. »</text:p>
          <text:list text:continue-numbering="true">
            <text:list-item>
              <text:p text:style-name="P35">La force ne peut pas imposer une conviction ou une croyance par elle-même</text:p>
            </text:list-item>
          </text:list>
        </text:list-item>
      </text:list>
      <text:p text:style-name="P8"/>
      <text:p text:style-name="P9">2<text:span text:style-name="T1">e</text:span> pensée</text:p>
      <text:list xml:id="list1910327413804185883" text:style-name="L4">
        <text:list-item>
          <text:p text:style-name="P36">« La tyrannie est de vouloir avoir par une voie ce qu’on ne peut avoir que par une autre. »</text:p>
        </text:list-item>
        <text:list-item>
          <text:p text:style-name="P37">« On rend différents devoirs au différents mérites »</text:p>
          <text:list>
            <text:list-header>
              <text:p text:style-name="P37">On doit aimer ceux qui sont agréables, craindre ceux qui sont forts, …</text:p>
            </text:list-header>
            <text:list-item>
              <text:p text:style-name="P37">Pourquoi en a-t-on le devoir alors que c’est naturel et automatique ?</text:p>
              <text:list>
                <text:list-item>
                  <text:p text:style-name="P37">Parce qu’il existe la mauvaise foi</text:p>
                </text:list-item>
                <text:list-item>
                  <text:p text:style-name="P37">Si on adhère intérieurement, il faut aussi adhérer extérieurement</text:p>
                </text:list-item>
              </text:list>
              <text:p text:style-name="P38">On est toujours dans la tyrannie, mais du point de vue des dominés</text:p>
            </text:list-item>
          </text:list>
          <text:p text:style-name="P38">« Et c’est de même faux et tyrannique de dire : il n’est pas fort, donc je ne l’estimerai pas, il n’est pas habile, donc je ne le craindrai pas. »</text:p>
          <text:list text:continue-numbering="true">
            <text:list-header>
              <text:p text:style-name="P38">L’estime n’a rien à voir avec la force, la crainte n’a rien à voir avec l’habileté</text:p>
              <text:p text:style-name="P38">Refuser des devoirs pour de mauvaises raisons, c’est de la tyrannie</text:p>
            </text:list-header>
          </text:list>
          <text:p text:style-name="P38"/>
        </text:list-item>
      </text:list>
      <text:p text:style-name="P10">Quelques exemple<text:span text:style-name="T5">s de tyrannie</text:span> :</text:p>
      <text:list xml:id="list5458986157753896699" text:style-name="L5">
        <text:list-item>
          <text:p text:style-name="P39">Quand notre jugement est influencé par la richesse</text:p>
        </text:list-item>
        <text:list-item>
          <text:p text:style-name="P39">La tyrannie rhétorique</text:p>
        </text:list-item>
        <text:list-item>
          <text:p text:style-name="P39">Imposer une religion officielle</text:p>
        </text:list-item>
        <text:list-item>
          <text:p text:style-name="P39">Imposer une esthétique officielle</text:p>
        </text:list-item>
      </text:list>
      <text:p text:style-name="P10"/>
      <text:p text:style-name="P11"/>
      <text:p text:style-name="P11"/>
      <text:p text:style-name="P19">Pascal, <text:span text:style-name="T6">Trois discours sur la condition des grands</text:span></text:p>
      <text:p text:style-name="P11">Problèmes :</text:p>
      <text:list xml:id="list2821571187281196608" text:style-name="L6">
        <text:list-item>
          <text:p text:style-name="P40">Quelle est l’attitude qu’on doit avoir à l’égard de ses sujets ?</text:p>
        </text:list-item>
        <text:list-item>
          <text:p text:style-name="P40">Quand on est gouverné, quelle attitude doit-on avoir à l’égard des gouvernants ?</text:p>
        </text:list-item>
      </text:list>
      <text:p text:style-name="P11"/>
      <text:p text:style-name="P11">Premier discours :</text:p>
      <text:p text:style-name="P11">Pascal raconte une histoire pour illustrer ceci :</text:p>
      <text:p text:style-name="P11">Les rois, les ducs et les nobles exercent un pouvoir non pas par le mérite mais par le hasard</text:p>
      <text:p text:style-name="P11"/>
      <text:p text:style-name="P11">Deuxième discours :</text:p>
      <text:list xml:id="list4962706721246422817" text:style-name="L7">
        <text:list-item>
          <text:p text:style-name="P41">Quelles sont les différentes grandeurs dont parle Pascal ?</text:p>
          <text:list>
            <text:list-item>
              <text:p text:style-name="P41">Grandeurs <text:span text:style-name="T7">naturelles</text:span></text:p>
              <text:list>
                <text:list-header>
                  <text:p text:style-name="P42">« elles consistent dans des qualités réelles et effectives de l’âme ou du corps »</text:p>
                  <text:p text:style-name="P42">Elles ne dépendent pas d’une décision</text:p>
                </text:list-header>
              </text:list>
              <text:p text:style-name="P42"/>
            </text:list-item>
            <text:list-item>
              <text:p text:style-name="P41">Grandeurs <text:span text:style-name="T7">d’établissement</text:span></text:p>
              <text:list>
                <text:list-header>
                  <text:p text:style-name="P42">Elles « dépendent de la volonté des hommes »</text:p>
                  <text:p text:style-name="P42">Elles consistent à « honorer certains états et y attacher certains respects »</text:p>
                </text:list-header>
              </text:list>
              <text:p text:style-name="P42"/>
            </text:list-item>
          </text:list>
          <text:p text:style-name="P41"/>
        </text:list-item>
        <text:list-item>
          <text:p text:style-name="P41">Quels sont les différents respects qui y correspondent ?</text:p>
          <text:list>
            <text:list-item>
              <text:p text:style-name="P43">Pour les grandeurs naturelles</text:p>
              <text:list>
                <text:list-header>
                  <text:p text:style-name="P43">L’estime</text:p>
                </text:list-header>
              </text:list>
              <text:p text:style-name="P43"/>
            </text:list-item>
            <text:list-item>
              <text:p text:style-name="P43">Pour les grandeurs d’établissement</text:p>
              <text:list>
                <text:list-header>
                  <text:p text:style-name="P43">Les respects d’établissement</text:p>
                  <text:p text:style-name="P43">« c’est-à-dire certaines cérémonies extérieures »</text:p>
                </text:list-header>
              </text:list>
              <text:p text:style-name="P43"/>
            </text:list-item>
          </text:list>
          <text:p text:style-name="P41"/>
        </text:list-item>
        <text:list-item>
          <text:p text:style-name="P44">Pourquoi est-il injuste de troubler l’ordre établi alors qu’il n’est pas fondé rationnellement ?</text:p>
          <text:list>
            <text:list-item>
              <text:p text:style-name="P44">Parce que <text:span text:style-name="T8">cela garantie la paix</text:span></text:p>
            </text:list-item>
          </text:list>
        </text:list-item>
      </text:list>
      <text:p text:style-name="P12"/>
      <text:p text:style-name="P12"/>
      <text:p text:style-name="P13">La réflexion de Pascal peut sembler obsolète dans la mesure où les grandeurs établies sont censées refléter les grandeurs naturelles.</text:p>
      <text:p text:style-name="P13">Mais il peut toujours y avoir un décalage entre grandeurs établies et grandeurs naturelles</text:p>
      <text:p text:style-name="P13"/>
      <text:p text:style-name="P13"/>
      <text:p text:style-name="P13"/>
      <text:p text:style-name="P20">Pensée 828 (p.325-326)</text:p>
      <text:p text:style-name="P14"/>
      <text:p text:style-name="P15">« Les cordes », ce sont les liens</text:p>
      <text:p text:style-name="P15">Qu’est-ce qui relie les hommes les uns aux autres ?</text:p>
      <text:p text:style-name="P15">Qu’est-ce qui fait qu’on respecte tel ou tel ?</text:p>
      <text:p text:style-name="P15"/>
      <text:p text:style-name="P15">« cordes de nécessité »</text:p>
      <text:p text:style-name="P15">nécessité :</text:p>
      <text:list xml:id="list5457735568725690754" text:style-name="L8">
        <text:list-item>
          <text:p text:style-name="P45">C’est requis</text:p>
        </text:list-item>
        <text:list-item>
          <text:p text:style-name="P45">C’est inévitable</text:p>
        </text:list-item>
      </text:list>
      <text:p text:style-name="P15"/>
      <text:p text:style-name="P15">//</text:p>
      <text:p text:style-name="P15"/>
      <text:p text:style-name="P15">Selon Pascal, la transmission du pouvoir est motivée par la volonté de cesser la guerre</text:p>
      <text:p text:style-name="P15"/>
      <text:p text:style-name="P15">Tout le processus de transmission du pouvoir va être entouré de cérémonies qui ont pour but de symboliser la force qui leur a fait obtenir le pouvoir. La force est alors transformée en symbole.</text:p>
      <text:p text:style-name="P15"/>
      <text:p text:style-name="P16"/>
      <text:p text:style-name="P16"/>
      <text:p text:style-name="P17"/>
      <text:p text:style-name="P56">Pensée 103 (p.63-64)</text:p>
      <text:p text:style-name="P17"/>
      <text:list xml:id="list5798029368455061546" text:style-name="L9">
        <text:list-item>
          <text:p text:style-name="P46">« Il est juste que ce qui est juste soit suivi »</text:p>
          <text:p text:style-name="P46">« il est nécessaire que ce qui est le plus fort soit suivi »</text:p>
          <text:list>
            <text:list-header>
              <text:p text:style-name="P46">Nécessaire : indispensable, ou inévitable ?</text:p>
              <text:p text:style-name="P46">Pascal veut sans doute dire « inévitable »</text:p>
            </text:list-header>
          </text:list>
          <text:p text:style-name="P46">Distinction entre just<text:span text:style-name="T10">ice</text:span> et force</text:p>
        </text:list-item>
        <text:list-item>
          <text:p text:style-name="P46">« La justice sans la force est impuissante, la force sans justice est tyrannique »</text:p>
          <text:list>
            <text:list-header>
              <text:p text:style-name="P46">L’un<text:span text:style-name="T9">e</text:span> sans l’autre, c’est insatisfaisant</text:p>
            </text:list-header>
          </text:list>
        </text:list-item>
        <text:list-item>
          <text:p text:style-name="P46">« <text:span text:style-name="T9">La justice sans force est contredite, parce qu’il y a toujours des méchants »</text:span></text:p>
          <text:list>
            <text:list-header>
              <text:p text:style-name="P48">La justice dépourvue de force entraîne l’explosion du crime, de l’injustice</text:p>
            </text:list-header>
          </text:list>
        </text:list-item>
        <text:list-item>
          <text:p text:style-name="P48">« Il faut […] faire que ce qui est juste soit fort ou que ce qui est fort soit justice »</text:p>
          <text:list>
            <text:list-header>
              <text:p text:style-name="P48">Ou bien on fortifie la justice, ou bien on justifie la force</text:p>
              <text:list>
                <text:list-header>
                  <text:p text:style-name="P49">S’agît-il de donner à la force l’apparence de la justice, ou de rendre la force vraiment juste ?</text:p>
                </text:list-header>
              </text:list>
            </text:list-header>
          </text:list>
        </text:list-item>
        <text:list-item>
          <text:p text:style-name="P50">L’idée de fortifier la justice est vite écartée car « la justice est sujette à disputes »</text:p>
          <text:list>
            <text:list-header>
              <text:p text:style-name="P50">Il y a différentes conceptions du juste qui s’affrontent</text:p>
              <text:list>
                <text:list-header>
                  <text:p text:style-name="P50">« Plaisante justice qu’une rivière borne. Vérité au-deçà des Pyrénées, erreur au-delà. » (extrait de la pensée 60)</text:p>
                  <text:p text:style-name="P50">→ ce qui est juste ici est injuste là-bas</text:p>
                </text:list-header>
              </text:list>
              <text:p text:style-name="P50">On ne peut pas fortifier la justice</text:p>
            </text:list-header>
          </text:list>
        </text:list-item>
        <text:list-item>
          <text:p text:style-name="P50">« <text:span text:style-name="T11">La force est très reconnaissable et sans dispute »</text:span></text:p>
          <text:list>
            <text:list-header>
              <text:p text:style-name="P51">La force s’impose. On ne réfléchit pas dessus, mais on la constate.</text:p>
            </text:list-header>
          </text:list>
        </text:list-item>
        <text:list-item>
          <text:p text:style-name="P51">« la force a contredit la justice et a dit qu’elle était injuste, et a dis que c’était elle qui était juste »</text:p>
          <text:list>
            <text:list-header>
              <text:p text:style-name="P51">La justice est un frein à la force</text:p>
              <text:p text:style-name="P51">Dès que la force va être confrontée à une forme de justice, elle va non seulement l’écraser, mais aussi déclarer cette justice injuste.</text:p>
            </text:list-header>
          </text:list>
        </text:list-item>
        <text:list-item>
          <text:p text:style-name="P51">Dernier paragraphe</text:p>
          <text:list>
            <text:list-header>
              <text:p text:style-name="P51">La justice dominante est la plus forte</text:p>
            </text:list-header>
          </text:list>
        </text:list-item>
      </text:list>
      <text:p text:style-name="P52"/>
      <text:p text:style-name="P52">Objections :</text:p>
      <text:list xml:id="list8726651500898677413" text:style-name="L10">
        <text:list-item>
          <text:p text:style-name="P53">Relativité de la justice : <text:span text:style-name="T12">Les différentes conceptions de ce qui est juste et injuste évoluent dans le temps et ne sont pas les mêmes dans l’espace. </text:span></text:p>
        </text:list-item>
        <text:list-item>
          <text:p text:style-name="P55">Si la justice est inconnaissable, peut-on distinguer un ordre politique certes imparfait mais qui garantie une certaine stabilité, et un ordre politique tyrannique injuste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9-01-24T11:07:48.202000000</dc:date>
    <meta:editing-duration>PT1H36M57S</meta:editing-duration>
    <meta:editing-cycles>19</meta:editing-cycles>
    <meta:generator>LibreOffice/5.1.6.2$Windows_x86 LibreOffice_project/07ac168c60a517dba0f0d7bc7540f5afa45f0909</meta:generator>
    <meta:document-statistic meta:table-count="0" meta:image-count="0" meta:object-count="0" meta:page-count="5" meta:paragraph-count="138" meta:word-count="1425" meta:character-count="7545" meta:non-whitespace-character-count="6352"/>
  </office:meta>
</office:document-meta>
</file>